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925" officeooo:paragraph-rsid="000b4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берт Мулланурович Бикмансуров</meta:initial-creator>
    <meta:creation-date>2019-04-24T12:20:23.481811716</meta:creation-date>
    <dc:date>2019-04-24T12:21:00.804710998</dc:date>
    <dc:creator>Роберт Мулланурович Бикмансуров</dc:creator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2.2.2$Linux_X86_64 LibreOffice_project/20$Build-2</meta:generator>
  </office:meta>
</office:document-meta>
</file>